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91pt"/>
    </style:style>
    <style:style style:name="co2" style:family="table-column">
      <style:table-column-properties fo:break-before="auto" style:column-width="138.95pt"/>
    </style:style>
    <style:style style:name="co3" style:family="table-column">
      <style:table-column-properties fo:break-before="auto" style:column-width="30.8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80.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fo:background-color="#ffff00"/>
    </style:style>
    <style:style style:name="ce11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8000"/>
    </style:style>
    <style:style style:name="ce15" style:family="table-cell" style:parent-style-name="Default">
      <style:table-cell-properties fo:background-color="transparen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row table:style-name="ro1">
          <table:table-cell table:style-name="ce2" office:value-type="string" calcext:value-type="string">
            <text:p>SPRINT 1</text:p>
          </table:table-cell>
          <table:table-cell table:number-columns-repeated="7"/>
        </table:table-row>
        <table:table-row table:style-name="ro2">
          <table:table-cell table:style-name="ce3"/>
          <table:table-cell table:number-columns-repeated="7"/>
        </table:table-row>
        <table:table-row table:style-name="ro2">
          <table:table-cell office:value-type="string" calcext:value-type="string">
            <text:p>Story 0</text:p>
          </table:table-cell>
          <table:table-cell table:style-name="ce1" office:value-type="string" calcext:value-type="string">
            <text:p>ph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etup repository folder structur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ecide database structure (tables and relations)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reate databas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tudy/Decide general GUI design (mockup for the whole project) 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tudy/Decide front-end framework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tudy unit testing in web applications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pan text:style-name="T1">Study</text:span> integration testing in web applications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Story 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esign GUI for login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end credentials to serve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nnect to databas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Query database for checking credential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direct to update password form if first acces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pdate password if first acces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trieve marks from databas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isualize mark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pply filters (order, group by subject…)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nit tes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tegration tes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de review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rite use case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Story 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esign GUI to insert lecture topic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eck time constraints 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end form data to serve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pdate databas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nit tes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tegration tes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de review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rite use case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Story 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esign GUI to record paren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end parent info to serve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dd parent to databas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end parent credentials via email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nit tes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tegration tes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de review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rite use case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Story 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xpand parent registration GUI to record student associated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end student credentials to serve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dd student to databas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ssociate student to parent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nit tes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tegration tes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de review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rite use case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Story 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esign GUI to enter class composition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trieve list of students and clas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dd search filter for students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pdate databas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nit tes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tegration tes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de review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rite use case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Story 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esign GUI to insert grade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end form data to serve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pdate databas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nit tes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tegration tes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de review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rite use case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table:style-name="ce4" office:value-type="string" calcext:value-type="string">
            <text:p>total ph:</text:p>
          </table:table-cell>
          <table:table-cell table:style-name="ce6" table:formula="of:=SUM([.B1:.B74])" office:value-type="float" office:value="78.5" calcext:value-type="float">
            <text:p>78.5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# tasks:</text:p>
          </table:table-cell>
          <table:table-cell table:style-name="ce6" table:formula="of:=COUNTA([.B4:.B74])" office:value-type="float" office:value="59" calcext:value-type="float">
            <text:p>59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1">
          <table:table-cell table:style-name="ce2" office:value-type="string" calcext:value-type="string">
            <text:p>SPRINT 2</text:p>
          </table:table-cell>
          <table:table-cell table:number-columns-repeated="7"/>
        </table:table-row>
        <table:table-row table:style-name="ro1">
          <table:table-cell table:style-name="ce2"/>
          <table:table-cell table:number-columns-repeated="7"/>
        </table:table-row>
        <table:table-row table:style-name="ro2">
          <table:table-cell office:value-type="string" calcext:value-type="string">
            <text:p>Preparation of Sprint 2</text:p>
          </table:table-cell>
          <table:table-cell table:number-columns-repeated="7"/>
        </table:table-row>
        <table:table-row table:style-name="ro2">
          <table:table-cell table:style-name="ce9" office:value-type="string" calcext:value-type="string">
            <text:p>Fix adaptive layout for header and dashboard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style-name="ce9" office:value-type="string" calcext:value-type="string">
            <text:p>Fix adaptive layout for forms/main content</text:p>
          </table:table-cell>
          <table:table-cell table:style-name="ce9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d python script to run tests in windows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ix 10/10L decimal mark insertion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2">
          <table:table-cell table:style-name="ce9" office:value-type="string" calcext:value-type="string">
            <text:p>Code refactoring (redirect functions, https)</text:p>
          </table:table-cell>
          <table:table-cell table:style-name="ce9" office:value-type="float" office:value="1" calcext:value-type="float">
            <text:p>1</text:p>
          </table:table-cell>
          <table:table-cell table:style-name="ce15"/>
          <table:table-cell table:number-columns-repeated="5"/>
        </table:table-row>
        <table:table-row table:style-name="ro2">
          <table:table-cell office:value-type="string" calcext:value-type="string">
            <text:p>Test refactoring (global variables, waitElement instead of wait)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opulate database with dummy entries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ut child selection in the dashboard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nable use of same credentials for different roles </text:p>
            <text:p>(user type selection in header)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xport functions in utility.php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pdate test with exported functions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tudy docker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etup docker for projec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dd search box in class composition form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isual testing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tudy html/css/bootstrap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Story 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esign GUI for assignment visualization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trieve list of assignments for specific studen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isualize assignments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pply filters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style-name="ce9" office:value-type="string" calcext:value-type="string">
            <text:p>Unit test</text:p>
          </table:table-cell>
          <table:table-cell table:style-name="ce9"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table:style-name="ce9" office:value-type="string" calcext:value-type="string">
            <text:p>Integration test</text:p>
          </table:table-cell>
          <table:table-cell table:style-name="ce9"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de review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Story 3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esign GUI for setup of account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how form to insert new accoun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sert new credentials in databas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dd home page for principal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nit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tegration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de review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Story 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esign GUI for attendance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trieve attendances for specific studen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isualize attendanc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nit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tegration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de review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Story 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esign GUI for absence record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how form to insert absence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sert absences in databas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nit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tegration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pdate story 6 with presence check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de review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Story 1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esign GUI for late entrance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how form to insert entrance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sert entrances in databas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nit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tegration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pdate story 6 with presence check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de review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table:style-name="ce4" office:value-type="string" calcext:value-type="string">
            <text:p>total ph:</text:p>
          </table:table-cell>
          <table:table-cell table:style-name="ce6" table:formula="of:=SUM([.B79:.B141])" office:value-type="float" office:value="75.5" calcext:value-type="float">
            <text:p>75.5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# tasks:</text:p>
          </table:table-cell>
          <table:table-cell table:style-name="ce6" table:formula="of:=COUNTA([.B79:.B141])"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1">
          <table:table-cell table:style-name="ce2" office:value-type="string" calcext:value-type="string">
            <text:p>SPRINT 3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reparation of Sprint 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Update database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ix story 7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dd file visualization in story 7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reate dockerfile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ix story 30: disable edit if existing SSN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ix past tests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ange user-type menu layou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Story 1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esign GUI for assignment recording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how assignment already uploaded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nable file uploading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pdate databas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pdate story 7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nit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tegration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de review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Story 1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esign GUI for official communications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pdate database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nit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tegration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de review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Story 1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esign GUI for early leavin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pdate databas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pdate story 10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nit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tegration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de review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Story 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esign GUI to publish timetabl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pdate databas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pdate story 10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nit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tegration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de review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Story 1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esign GUI to publish support material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pload file in server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nit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tegration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de review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table:style-name="ce4" office:value-type="string" calcext:value-type="string">
            <text:p>total ph:</text:p>
          </table:table-cell>
          <table:table-cell table:style-name="ce6" table:formula="of:=SUM([.B149:.B195])+[.B82]+[.C83]+[.B86]+[.B104]+[.B105]" office:value-type="float" office:value="64.5" calcext:value-type="float">
            <text:p>64.5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# tasks:</text:p>
          </table:table-cell>
          <table:table-cell table:style-name="ce6" table:formula="of:=COUNTA([.B149:.B195])+5" office:value-type="float" office:value="42" calcext:value-type="float">
            <text:p>42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1">
          <table:table-cell table:style-name="ce2" office:value-type="string" calcext:value-type="string">
            <text:p>SPRINT 4</text:p>
          </table:table-cell>
          <table:table-cell table:number-columns-repeated="7"/>
        </table:table-row>
        <table:table-row table:style-name="ro1">
          <table:table-cell table:style-name="ce2"/>
          <table:table-cell table:number-columns-repeated="7"/>
        </table:table-row>
        <table:table-row table:style-name="ro2">
          <table:table-cell office:value-type="string" calcext:value-type="string">
            <text:p>Preparation of Sprint 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Update docker image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 ‘assignment_recording.php’ improve visualization of assignment list 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table:style-name="ce11" office:value-type="string" calcext:value-type="string">
            <text:p>Add handling of teacher coordinator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ce2"/>
          <table:table-cell table:number-columns-repeated="7"/>
        </table:table-row>
        <table:table-row table:style-name="ro2">
          <table:table-cell office:value-type="string" calcext:value-type="string">
            <text:p>Bug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dd deadline over each day of week in ‘topic_visualization.php’ [And remove field ‘deadline’]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 ‘account_form.php’ unable to insert new accoun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 ‘student_form.php’ check if already recorded SSN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Technical debt reductio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mprove reliability measures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mprove security measures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mprove maintainability measures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mprove duplication measures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Story 1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esign GUI to download support material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how material already uploaded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dd subject selection and filter order for date/name/size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ownload material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nit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tegration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de review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ix adaptive layout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Story 1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esign GUI for official communications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et communications from db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how communications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nit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tegration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de review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ix adaptive layout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Story 1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esign GUI to enter notes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pdate databas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nit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tegration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de review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ix adaptive layout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Story 1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esign GUI to show notes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reate new table in databas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oad from databas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how notes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nit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tegration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de review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ix adaptive layout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Story 2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esign GUI to publish final grades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ownload list of students in csv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pload list of students updated with grade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nit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tegration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de review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ix adaptive layout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table:style-name="ce4" office:value-type="string" calcext:value-type="string">
            <text:p>total ph:</text:p>
          </table:table-cell>
          <table:table-cell table:style-name="ce6" table:formula="of:=SUM([.B202:.B262])+[.B136]+[.C137]+[.B140]+[.B158]+[.B159]" office:value-type="float" office:value="67.5" calcext:value-type="float">
            <text:p>67.5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# tasks:</text:p>
          </table:table-cell>
          <table:table-cell table:style-name="ce6" table:formula="of:=COUNTA([.B202:.B262])+5" office:value-type="float" office:value="51" calcext:value-type="float">
            <text:p>5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7">00/00/0000</text:date>, <text:time style:data-style-name="N2" text:time-value="23:58:42.0880846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5T15:52:56.246076892</meta:creation-date>
    <dc:date>2019-12-17T23:59:28.466251119</dc:date>
    <meta:editing-duration>PT7H52M21S</meta:editing-duration>
    <meta:editing-cycles>26</meta:editing-cycles>
    <meta:generator>LibreOffice/6.2.8.2$Linux_X86_64 LibreOffice_project/20$Build-2</meta:generator>
    <meta:document-statistic meta:table-count="1" meta:cell-count="433" meta:object-count="0"/>
  </office:meta>
</office:document-meta>
</file>